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71cm" draw:z-index="0"><draw:image xlink:href="../../odt/images/100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з памя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319cm" draw:z-index="1"><draw:image xlink:href="../../odt/images/10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едназначен для соединения одной части схемы с другой, находящейся в произвольном месте проекта. Для выбора источника, заданного при помощи блока <text:span text:style-name="T5">В память</text:span>, необходимо произвести двойной щелчок по блоку и выбрать в списке нужную точку соединения.</text:p>
            <text:p text:style-name="Text_20_body">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Text_20_body"><text:span text:style-name="T1">Блок </text:span><text:span text:style-name="T2">векторизован</text:span><text:span text:style-name="T1"> и выполняет процедуру извлечения из динамической памяти глобальных (именованных) переменных для реализации 2-го этапа “беспроводной” передачи данных.</text:span></text:p>
            <text:p text:style-name="Text_20_body">Блок имеет только выходной (-ые) порт (-ы).</text:p>
            <text:p text:style-name="Text_20_body"><text:span text:style-name="T1">Блок имеет специальное диалоговое окно с заголовком </text:span><text:span text:style-name="T3">Из памяти</text:span><text:span text:style-name="T1">, содержащее 2 миниокна:</text:span></text:p>
            <text:list xml:id="list1323511015128559793" text:style-name="L1">
              <text:list-item>
                <text:p text:style-name="P5"><text:span text:style-name="T2">Источник</text:span><text:span text:style-name="T1"> (для вывода имен глобальных переменных);</text:span></text:p>
              </text:list-item>
              <text:list-item>
                <text:p text:style-name="P5"><text:span text:style-name="T2">Приемник</text:span><text:span text:style-name="T1"> (для вывода в него списка имен имеющихся в проекте глобальных переменных на момент открытия диалогового окна).</text:span></text:p>
              </text:list-item>
            </text:list>
            <text:p text:style-name="Text_20_body"><text:span text:style-name="T1">Диалоговое поле </text:span><text:span text:style-name="T2">Фильтр</text:span><text:span text:style-name="T1"> предназначено для сортировки переменных по типу имени.</text:span></text:p>
            <text:p text:style-name="Text_20_body"><text:span text:style-name="T1">При 1-ом открытии диалогового окна блока в миниокне </text:span><text:span text:style-name="T2">Источник</text:span><text:span text:style-name="T1"> содержатся имена всех глобальных переменных, сформированных к этому времени блоками </text:span><text:span text:style-name="T4">В память</text:span><text:span text:style-name="T1">, а миниокно </text:span><text:span text:style-name="T2">Приемник</text:span><text:span text:style-name="T1"> – пустое (см. ниже левую экранную копию диалогового окна).</text:span></text:p>
            <text:p text:style-name="P4"><draw:frame draw:style-name="fr3" draw:name="Графический объект3" text:anchor-type="as-char" svg:width="16cm" svg:height="8.481cm" draw:z-index="2"><draw:image xlink:href="../images/1009_a.png" xlink:type="simple" xlink:show="embed" xlink:actuate="onLoad"/></draw:frame></text:p>
            <text:p text:style-name="Text_20_body">Если необходимо извлечь из памяти в виде выходного сигнала блока какую-то глобальную переменную, например, <text:span text:style-name="T7">N</text:span><text:span text:style-name="T9">тепл</text:span><text:span text:style-name="T6">,</text:span> необходимо:</text:p>
            <text:list xml:id="list5141220338712438772" text:style-name="L2">
              <text:list-item>
                <text:p text:style-name="P6"><text:soft-page-break/><text:span text:style-name="T1">курсором "мыши" выделить эту переменную в миниокне </text:span><text:span text:style-name="T3">И</text:span><text:span text:style-name="T2">сточник</text:span><text:span text:style-name="T1">;</text:span></text:p>
              </text:list-item>
              <text:list-item>
                <text:p text:style-name="P6"><text:span text:style-name="T1">выполнить однократный щелчок левой клавишей "мыши" по кнопке с изображением одинарной стрелки, направленной вправо: имя переменной переместится из левого миниокна (</text:span><text:span text:style-name="T2">Источник</text:span><text:span text:style-name="T1">) в правое-нижнее миниокно (</text:span><text:span text:style-name="T2">Приемник</text:span><text:span text:style-name="T1">);</text:span></text:p>
              </text:list-item>
              <text:list-item>
                <text:p text:style-name="P6"><text:span text:style-name="T1">закрыть диалоговое окно щелчком "мыши" по кнопке </text:span><text:span text:style-name="T2">Ок</text:span><text:span text:style-name="T1">: произойдет перерисовка Схемного окна и данный блок <text:s/></text:span><text:span text:style-name="T4">Из памяти</text:span><text:span text:style-name="T1"> будет иметь один (скалярный) выходной порт.</text:span></text:p>
              </text:list-item>
            </text:list>
            <text:p text:style-name="Text_20_body">Если необходимо извлечь из динамической памяти две или более глобальных переменных, необходимо повторить вышеописанную последовательность действий для других переменных.</text:p>
            <text:p text:style-name="Text_20_body">Кнопка с изображением сдвоенной стрелки вправо предназначена для перемещения всех имен из левого миниокна в правое миниокно.</text:p>
            <text:p text:style-name="Text_20_body">Кнопка с изображением одинарной стрелки влево предназначена для перемещения имени одной переменной из правого миниокна в левое миниокно. </text:p>
            <text:p text:style-name="Text_20_body">Кнопка с изображением сдвоенной стрелки влево предназначена для перемещения всех имен из правого миниокна в левое миниокно. </text:p>
            <text:p text:style-name="Text_20_body"><text:span text:style-name="T1">Две кнопки (с обводными стрелками и списком) предназначены для перемещения (ручной сортировки) имен переменных вверх/вниз в миниокне </text:span><text:span text:style-name="T2">Приемник</text:span><text:span text:style-name="T1">.</text:span></text:p>
            <text:p text:style-name="Text_20_body"><text:span text:style-name="T2">Свойства</text:span><text:span text:style-name="T1">:</text:span><text:span text:style-name="T11"> для работы блока свойства задавать не требуется.</text:span></text:p>
            <text:p text:style-name="Text_20_body"><text:span text:style-name="T10">Примечания</text:span>:</text:p>
            <text:p text:style-name="Text_20_body"><text:span text:style-name="T1">1. Если количество извлекаемых <text:s/>из динамической памяти глобальных переменных (скалярных или векторных) две или более, то при закрытии диалогового окна </text:span><text:span text:style-name="T1">произойдет перерисовка Схемного окна и данный блок </text:span><text:span text:style-name="T4">Из памяти</text:span><text:span text:style-name="T1"> будет иметь количество выходных портов (скалярных или векторных), равное количеству извлекаемых глобальных переменных. </text:span></text:p>
            <text:p text:style-name="Text_20_body">2. Если количество переменных значительно и полный список не помещается в каком-то из миниокон, <text:s/>то для просмотра всего содержания предусмотрен стандартный механизм “прокрутки” данного окна.</text:p>
            <text:p text:style-name="Text_20_body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памяти</dc:title>
    <dc:date>2014-12-01T18:29:47.35</dc:date>
    <meta:generator>OpenOffice/4.1.1$Win32 OpenOffice.org_project/411m6$Build-9775</meta:generator>
    <meta:editing-duration>PT2H11M21S</meta:editing-duration>
    <meta:editing-cycles>83</meta:editing-cycles>
    <meta:document-statistic meta:table-count="1" meta:image-count="3" meta:object-count="0" meta:page-count="2" meta:paragraph-count="29" meta:word-count="411" meta:character-count="3055"/>
  </office:meta>
</office:document-meta>
</file>